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************************** <text:s/>COLORES <text:s text:c="2"/>*************************</text:p>
      <text:p text:style-name="Standard">Negro 49</text:p>
      <text:p text:style-name="Standard">Marrón 56-57</text:p>
      <text:p text:style-name="Standard">Azul 58-59</text:p>
      <text:p text:style-name="Standard">Verde 61</text:p>
      <text:p text:style-name="Standard">rojo 64-65</text:p>
      <text:p text:style-name="Standard">rosa 65-66</text:p>
      <text:p text:style-name="Standard">Azul claro 67</text:p>
      <text:p text:style-name="Standard">Amarillo 67</text:p>
      <text:p text:style-name="Standard">Naranja 69-70</text:p>
      <text:p text:style-name="P1">Blanco 70</text:p>
      <text:p text:style-name="Standard">ant-contrib-0.6.jar ---sphinx</text:p>
      <text:p text:style-name="Standard">batch.jar – sphinx</text:p>
      <text:p text:style-name="Standard">cmu_time_awb.jar – tts</text:p>
      <text:p text:style-name="Standard">cmu_us_kal.jar – tts</text:p>
      <text:p text:style-name="Standard">cmudict04.jar – tts</text:p>
      <text:p text:style-name="Standard">cmulex.jar – tts</text:p>
      <text:p text:style-name="Standard">cmutimelex.jar – tts</text:p>
      <text:p text:style-name="Standard">en_us.jar – tts</text:p>
      <text:p text:style-name="Standard">freetts-jsapi10.jar -tts</text:p>
      <text:p text:style-name="Standard">freetts.jar – lib tts</text:p>
      <text:p text:style-name="Standard">js.jar – sphinx</text:p>
      <text:p text:style-name="Standard">jsapi.jar – tts</text:p>
      <text:p text:style-name="Standard">junit-4.8.1.jar-sphinx</text:p>
      <text:p text:style-name="Standard">mbrola-jar-tts</text:p>
      <text:p text:style-name="Standard">RM1_8gau_13dCep_16k_40mel_130Hz_6800Hz-jar – sphinx</text:p>
      <text:p text:style-name="Standard">sphinx4.jar – sphinx</text:p>
      <text:p text:style-name="Standard">tags.jar – sphinx</text:p>
      <text:p text:style-name="Standard">TIDIGITS_8gau_13dCep_16k_40mel_130HZ_6800HZ.jar – sphinx</text:p>
      <text:p text:style-name="Standard">WSJ_8gau_13dCep_16k_40mel_130Hz_6800Hz.jar – sphin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o </meta:initial-creator>
    <meta:creation-date>2011-05-03T22:15:26</meta:creation-date>
    <meta:document-statistic meta:table-count="0" meta:image-count="0" meta:object-count="0" meta:page-count="1" meta:paragraph-count="30" meta:word-count="77" meta:character-count="634"/>
    <dc:date>2011-05-03T22:25:03</dc:date>
    <dc:creator>Miguelo </dc:creator>
    <meta:editing-duration>PT00H09M39S</meta:editing-duration>
    <meta:editing-cycles>1</meta:editing-cycles>
    <meta:generator>OpenOffice.org/3.2$Linux OpenOffice.org_project/320m12$Build-9483</meta:generator>
  </office:meta>
</office:document-meta>
</file>